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71cm" svg:y="2.54cm" presentation:class="subtitle" presentation:user-transformed="true">
          <draw:text-box>
            <text:p>Roger Pence </text:p>
            <text:p><text:span text:style-name="T1">San Antonio, TX</text:span><text:line-break/></text:p>
            <text:p><text:span text:style-name="T1">contact info:</text:span></text:p>
            <text:p><text:span text:style-name="T2">Blog – roger.pence.com </text:span></text:p>
            <text:p><text:span text:style-name="T2">Twitter – @rogerpe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003cm" svg:x="1.4cm" svg:y="0.441cm" presentation:class="title" presentation:user-transformed="true">
          <draw:text-box>
            <text:p>Command-runner<text:line-break/><text:span text:style-name="T3">a better alternative to Bash scrips and aliases</text:span></text:p>
          </draw:text-box>
        </draw:frame>
        <draw:frame presentation:style-name="pr4" draw:layer="layout" svg:width="25.199cm" svg:height="7.993cm" svg:x="1.4cm" svg:y="4.826cm" presentation:class="outline" presentation:user-transformed="true">
          <draw:text-box>
            <text:list text:style-name="L3">
              <text:list-item>
                <text:p>Less friction to create and use – no more sourcing</text:p>
              </text:list-item>
              <text:list-item>
                <text:p>Easily discoverable and searchable</text:p>
              </text:list-item>
              <text:list-item>
                <text:p>Available on a per-project basis and globall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003cm" svg:x="1.4cm" svg:y="0.441cm" presentation:class="title" presentation:user-transformed="true">
          <draw:text-box>
            <text:p>Command-runner<text:line-break/><text:span text:style-name="T3">a better alternative to Bash scrips and aliases</text:span></text:p>
          </draw:text-box>
        </draw:frame>
        <draw:frame presentation:style-name="pr4" draw:layer="layout" svg:width="25.199cm" svg:height="7.993cm" svg:x="1.4cm" svg:y="4.826cm" presentation:class="outline" presentation:user-transformed="true">
          <draw:text-box>
            <text:list text:style-name="L3">
              <text:list-item>
                <text:p>Less friction to create and use – no more sourcing</text:p>
              </text:list-item>
              <text:list-item>
                <text:p>Searchable</text:p>
              </text:list-item>
              <text:list-item>
                <text:p>Available on a per-project basis and globall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71cm" svg:y="2.54cm" presentation:class="subtitle" presentation:user-transformed="true">
          <draw:text-box>
            <text:p text:style-name="P2">Roger Pence </text:p>
            <text:p text:style-name="P2"><text:span text:style-name="T1">San Antonio, TX</text:span><text:line-break/></text:p>
            <text:p text:style-name="P2"><text:span text:style-name="T1">contact info:</text:span></text:p>
            <text:p text:style-name="P2"><text:span text:style-name="T2">Blog – roger.pence.com </text:span></text:p>
            <text:p text:style-name="P2"><text:span text:style-name="T2">Twitter – @rogerpen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2:19:12.045456306</meta:creation-date>
    <dc:date>2019-08-25T12:26:20.983992619</dc:date>
    <meta:editing-duration>PT7M9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